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0 = ~Derat's Levelling changer~</text:p>
      <text:p text:style-name="P1">@1 = ~Même Table d'xp pour toutes les classes :~</text:p>
      <text:p text:style-name="P1">@2 = ~Xp de voleur/barde (tres rapide, niveau maximal : 46)~</text:p>
      <text:p text:style-name="P1">@3 = ~Xp de clerc/moine ( rapide, niveau maximal : 43)~</text:p>
      <text:p text:style-name="P1">@4 = ~Xp de guerrier (moyen, niveau maximal : 35)~</text:p>
      <text:p text:style-name="P1">@5 = ~Xp de rodeur/paladin (lent, niveau maximal : 34)~</text:p>
      <text:p text:style-name="P1">@6 = ~Xp de mage/ensorceleur/shaman (tres lent, niveau maximal : 31)~</text:p>
      <text:p text:style-name="P1">@7 = ~Xp de druide (moyen jusqu'au niveau 14, 1,5M pour le niveau 15 puis tres lent, niveau maximal : 31)~</text:p>
      <text:p text:style-name="P1">@8 = ~Changer la table d'xp de chaque classe individuellement~</text:p>
      <text:p text:style-name="P1">@9 = ~Changer la table d'xp des guerriers~</text:p>
      <text:p text:style-name="P1">@10 = ~Changer la table d'xp des rodeurs~</text:p>
      <text:p text:style-name="P1">@11 = ~Changer la table d'xp des paladins~</text:p>
      <text:p text:style-name="P1">@12 = ~Changer la table d'xp des clercs~</text:p>
      <text:p text:style-name="P1">@13 = ~Changer la table d'xp des druides~</text:p>
      <text:p text:style-name="P1">@14 = ~Changer la table d'xp des mages~</text:p>
      <text:p text:style-name="P1">@15 = ~Changer la table d'xp des voleurs~</text:p>
      <text:p text:style-name="P1">@16 = ~Changer la table d'xp des bardes~</text:p>
      <text:p text:style-name="P1">@17 = ~Changer la table d'xp des ensorceleurs~</text:p>
      <text:p text:style-name="P1">@18 = ~Changer la table d'xp des moines~</text:p>
      <text:p text:style-name="P1">@19 = ~Changer la table d'xp des shaman~</text:p>
      <text:p text:style-name="P1">@20 = ~Choisir une table d'xp commune à toutes les classes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7M24S</meta:editing-duration>
    <meta:editing-cycles>8</meta:editing-cycles>
    <meta:generator>OpenOffice/4.1.14$Win32 OpenOffice.org_project/4114m1$Build-9811</meta:generator>
    <dc:date>2025-06-23T20:44:07.01</dc:date>
    <meta:document-statistic meta:table-count="0" meta:image-count="0" meta:object-count="0" meta:page-count="1" meta:paragraph-count="21" meta:word-count="198" meta:character-count="1048"/>
    <meta:user-defined meta:name="Info 1"/>
    <meta:user-defined meta:name="Info 2"/>
    <meta:user-defined meta:name="Info 3"/>
    <meta:user-defined meta:name="Info 4"/>
  </office:meta>
</office:document-meta>
</file>